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4" calcext:value-type="float">
            <text:p>1,64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4" calcext:value-type="float">
            <text:p>2</text:p>
          </table:table-cell>
          <table:table-cell table:style-name="ce163" table:formula="of:=[.AB455]*[.AC455]" office:value-type="float" office:value="0.5576" calcext:value-type="float">
            <text:p>0,55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8101" calcext:value-type="currency">
            <text:p>8,28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7049" calcext:value-type="currency">
            <text:p>289,47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7049" calcext:value-type="currency">
            <text:p>410,47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1:33:29.114004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6T11:41:13.932625923</dc:date>
    <meta:editing-cycles>1733</meta:editing-cycles>
    <meta:editing-duration>P12DT3H35M</meta:editing-duration>
    <meta:generator>LibreOffice/5.2.3.3$Linux_X86_64 LibreOffice_project/d54a8868f08a7b39642414cf2c8ef2f228f780cf</meta:generator>
    <meta:document-statistic meta:table-count="1" meta:cell-count="6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